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0pt" officeooo:paragraph-rsid="00059415" style:font-size-asian="10pt" style:font-size-complex="10pt"/>
    </style:style>
    <style:style style:name="P3" style:family="paragraph" style:parent-style-name="Основной_20_Текст">
      <style:paragraph-properties fo:text-align="center" style:justify-single-word="false"/>
      <style:text-properties officeooo:paragraph-rsid="00059415"/>
    </style:style>
    <style:style style:name="P4" style:family="paragraph" style:parent-style-name="Основной_20_Текст">
      <style:paragraph-properties fo:text-align="center" style:justify-single-word="false"/>
      <style:text-properties officeooo:paragraph-rsid="000ddf25"/>
    </style:style>
    <style:style style:name="P5" style:family="paragraph" style:parent-style-name="Основной_20_Текст">
      <style:paragraph-properties fo:text-align="center" style:justify-single-word="false"/>
      <style:text-properties fo:font-weight="bold" officeooo:paragraph-rsid="00059415" style:font-weight-asian="bold"/>
    </style:style>
    <style:style style:name="P6" style:family="paragraph" style:parent-style-name="Основной_20_Текст">
      <style:text-properties fo:font-size="10pt" officeooo:paragraph-rsid="00059415" style:font-size-asian="10pt" style:font-size-complex="10pt"/>
    </style:style>
    <style:style style:name="P7" style:family="paragraph" style:parent-style-name="Основной_20_Текст">
      <style:text-properties officeooo:paragraph-rsid="00059415"/>
    </style:style>
    <style:style style:name="P8" style:family="paragraph" style:parent-style-name="Основной_20_Текст">
      <style:text-properties officeooo:paragraph-rsid="0007f7b1"/>
    </style:style>
    <style:style style:name="P9" style:family="paragraph" style:parent-style-name="Standard">
      <style:text-properties officeooo:paragraph-rsid="00059415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059415" style:font-size-asian="14pt" style:font-size-complex="14pt"/>
    </style:style>
    <style:style style:name="P11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59415"/>
    </style:style>
    <style:style style:name="P12" style:family="paragraph" style:parent-style-name="Основной_20_Текст">
      <style:text-properties officeooo:paragraph-rsid="00059415"/>
    </style:style>
    <style:style style:name="P13" style:family="paragraph" style:parent-style-name="Footer">
      <style:text-properties officeooo:paragraph-rsid="000f9a79"/>
    </style:style>
    <style:style style:name="P14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6148d"/>
    </style:style>
    <style:style style:name="T3" style:family="text">
      <style:text-properties officeooo:rsid="0007f7b1"/>
    </style:style>
    <style:style style:name="T4" style:family="text">
      <style:text-properties officeooo:rsid="000c9284"/>
    </style:style>
    <style:style style:name="T5" style:family="text">
      <style:text-properties fo:color="#d55000" style:font-name="Helvetica" fo:font-size="18pt" style:font-size-asian="18pt"/>
    </style:style>
    <style:style style:name="T6" style:family="text">
      <style:text-properties fo:color="#d55000" style:font-name="Times New Roman" fo:font-size="18pt" style:font-size-asian="18pt"/>
    </style:style>
    <style:style style:name="T7" style:family="text">
      <style:text-properties fo:color="#d55000" style:font-name="Times New Roman" fo:font-size="14pt" style:font-size-asian="14pt" style:font-size-complex="14pt"/>
    </style:style>
    <style:style style:name="T8" style:family="text">
      <style:text-properties fo:color="#000000" style:font-name="Times New Roman" fo:font-size="14pt" style:font-size-asian="14pt" style:font-size-complex="14pt"/>
    </style:style>
    <style:style style:name="T9" style:family="text">
      <style:text-properties officeooo:rsid="000f9a79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екоммерческое акционерное общество</text:p>
      <text:p text:style-name="P3">«АЛМАТИНСКИЙ УНИВЕРСИТЕТ ЭНЕРГЕТИКИ И СВЯЗИ»</text:p>
      <text:p text:style-name="P3"/>
      <text:p text:style-name="P4">Кафедра <text:span text:style-name="T4">теоретических основ <text:s/>электротехники</text:span></text:p>
      <text:p text:style-name="P3"/>
      <text:p text:style-name="P3"/>
      <text:p text:style-name="P5">ОТЧЕТ </text:p>
      <text:p text:style-name="P5">по лабораторной работе № <text:span text:style-name="T9">2</text:span></text:p>
      <text:p text:style-name="P5"/>
      <text:p text:style-name="P7">По дисциплине: «<text:span text:style-name="T2">Теоретические Основы Электротехники</text:span>»</text:p>
      <text:p text:style-name="P7"/>
      <text:p text:style-name="P7">На тему: <text:span text:style-name="T8">Исследование цепей однофазного синусоидального тока</text:span></text:p>
      <text:p text:style-name="P9"/>
      <text:p text:style-name="P7"/>
      <text:p text:style-name="P7">Специальность: «Автоматизация и Управление»</text:p>
      <text:p text:style-name="P7"/>
      <text:p text:style-name="P7">Выполнил: <text:span text:style-name="T9">Суворов Р. Е. </text:span>Группа: АУ-18-5 Вариант: <text:span text:style-name="T9">4</text:span></text:p>
      <text:p text:style-name="P7"/>
      <text:p text:style-name="P8">Принял: <text:span text:style-name="T3">д</text:span>оцент <text:span text:style-name="T3">Баймаганов А. С.</text:span></text:p>
      <text:p text:style-name="P7"/>
      <text:p text:style-name="P7"/>
      <text:p text:style-name="P7"/>
      <text:p text:style-name="P7"><draw:custom-shape text:anchor-type="char" draw:z-index="0" draw:style-name="gr1" draw:text-style-name="P1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<text:span text:style-name="T1">(оценка) <text:s text:c="29"/>(подпись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tab/></text:p>
      <text:p text:style-name="P10">Алматы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0f9a7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52:03.372602680</meta:creation-date>
    <dc:date>2019-10-03T01:02:03.286658564</dc:date>
    <meta:editing-duration>PT14M29S</meta:editing-duration>
    <meta:editing-cycles>8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4" meta:word-count="55" meta:character-count="563" meta:non-whitespace-character-count="386"/>
  </office:meta>
</office:document-meta>
</file>